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as arithmetische Mittel misst den durchschnittlichen Wert einer Datenmenge, der Median ist der mittlere Wert, wenn die Daten in aufsteigender Reihenfolge angeordnet sind, und der Modus ist der am häufigsten vorkommende Wert. Gemeinsam werden sie als Maße der zentralen Tendenz bezeichnet. Das arithmetische Mittel wird berechnet, indem man die Summe aller Werte durch die Anzahl der Werte teilt, der Median ist der Wert in der Mitte der sortierten Daten, und der Modus ist der am häufigsten vorkommende Wert.</text:p>
      <text:p text:style-name="Standard"/>
      <text:p text:style-name="Standard">Diese Maße können auf einer ordinalen, intervall- oder verhältnisskalierten Merkmalsausprägung berechnet werden.</text:p>
      <text:p text:style-name="Standard"/>
      <text:p text:style-name="Standard">Vorteile des arithmetischen Mittels sind seine Einfachheit und seine Empfindlichkeit gegenüber Änderungen in den Daten. Der Median ist robuster gegenüber Ausreißern als das arithmetische Mittel und der Modus ist nützlich für kategoriale Daten. Ein Nachteil des arithmetischen Mittels ist seine Anfälligkeit für Ausreißer, während der Median und der Modus möglicherweise nicht die ganze Information der Daten widerspiegel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8T20:38:50.151000000</meta:creation-date>
    <dc:date>2024-04-28T20:50:14.674000000</dc:date>
    <meta:editing-duration>PT11M25S</meta:editing-duration>
    <meta:editing-cycles>1</meta:editing-cycles>
    <meta:document-statistic meta:table-count="0" meta:image-count="0" meta:object-count="0" meta:page-count="1" meta:paragraph-count="3" meta:word-count="147" meta:character-count="1043" meta:non-whitespace-character-count="899"/>
    <meta:generator>LibreOffice/7.6.2.1$Windows_X86_64 LibreOffice_project/56f7684011345957bbf33a7ee678afaf4d2ba333</meta:generator>
  </office:meta>
</office:document-meta>
</file>